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346in"/>
    </style:style>
    <style:style style:name="co5" style:family="table-column">
      <style:table-column-properties fo:break-before="auto" style:column-width="1.078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2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maturity</text:p>
          </table:table-cell>
          <table:table-cell office:value-type="string">
            <text:p>annual coupon ($)</text:p>
          </table:table-cell>
          <table:table-cell office:value-type="string">
            <text:p>bond price</text:p>
          </table:table-cell>
          <table:table-cell office:value-type="string">
            <text:p>DF</text:p>
          </table:table-cell>
          <table:table-cell office:value-type="string">
            <text:p>Zero Rate (CC)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style-name="ce1" table:formula="of:=[.C2]/100" office:value-type="float" office:value="0.99">
            <text:p>0.990</text:p>
          </table:table-cell>
          <table:table-cell table:style-name="ce2" table:formula="of:=-LN([.D2])/[.A2]" office:value-type="percentage" office:value="0.0201006717070029">
            <text:p>2.010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7.5">
            <text:p>97.5</text:p>
          </table:table-cell>
          <table:table-cell table:style-name="ce1" table:formula="of:=[.C3]/100" office:value-type="float" office:value="0.975">
            <text:p>0.975</text:p>
          </table:table-cell>
          <table:table-cell table:style-name="ce2" table:formula="of:=-LN([.D3])/[.A3]" office:value-type="percentage" office:value="0.0253178079842899">
            <text:p>2.532%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6.5">
            <text:p>6.5</text:p>
          </table:table-cell>
          <table:table-cell office:value-type="float" office:value="102">
            <text:p>102</text:p>
          </table:table-cell>
          <table:table-cell table:style-name="ce1" table:formula="of:=([.C4]-[.D2]*[.B4]/2-[.D3]*[.B4]/2)/(100+[.B4]/2)" office:value-type="float" office:value="0.926041162227603">
            <text:p>0.926</text:p>
          </table:table-cell>
          <table:table-cell table:style-name="ce2" table:formula="of:=-LN([.D4])/[.A4]" office:value-type="percentage" office:value="0.0512243957828159">
            <text:p>5.122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table:style-name="ce1" table:formula="of:=([.C5]-[.B5]*[.D2]/2-[.B5]*[.D3]/2-[.B5]*[.D4]/2)/(100+[.B5]/2)" office:value-type="float" office:value="0.928136983444744">
            <text:p>0.928</text:p>
          </table:table-cell>
          <table:table-cell table:style-name="ce2" table:formula="of:=-LN([.D5])/[.A5]" office:value-type="percentage" office:value="0.0372879728094039">
            <text:p>3.729%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0">
      <number:number number:decimal-places="3" number:min-integer-digits="1"/>
    </number:number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number:number-style style:name="N123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 style:data-style-name="N2" text:time-value="0000-00-00T19:17:30.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1M33S</meta:editing-duration>
    <meta:editing-cycles>5</meta:editing-cycles>
    <meta:generator>LibreOffice/4.0.1.2$Windows_x86 LibreOffice_project/84102822e3d61eb989ddd325abf1ac077904985</meta:generator>
    <dc:date>2013-09-25T21:37:44.40</dc:date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